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string" calcext:value-type="string">
            <text:p>我的手机坏了, 屏幕裂开了一道痕迹, 我应该如何处理</text:p>
          </table:table-cell>
          <table:table-cell office:value-type="string" calcext:value-type="string">
            <text:p>可以从电商网站购买新的手机屏幕更换</text:p>
          </table:table-cell>
        </table:table-row>
        <table:table-row table:style-name="ro1">
          <table:table-cell office:value-type="string" calcext:value-type="string">
            <text:p>电商平台都有哪些</text:p>
          </table:table-cell>
          <table:table-cell office:value-type="string" calcext:value-type="string">
            <text:p>亚马逊, 淘宝, 京东, 平多多</text:p>
          </table:table-cell>
        </table:table-row>
        <table:table-row table:style-name="ro1">
          <table:table-cell office:value-type="string" calcext:value-type="string">
            <text:p>我的电脑发热严重怎么办</text:p>
          </table:table-cell>
          <table:table-cell office:value-type="string" calcext:value-type="string">
            <text:p>电脑发热严重一般是风扇出现了问题, 建议检查风扇, 并且清理主板上的灰尘, 为CPU涂抹散热硅脂</text:p>
          </table:table-cell>
        </table:table-row>
        <table:table-row table:style-name="ro1">
          <table:table-cell office:value-type="string" calcext:value-type="string">
            <text:p>我的电脑液晶屏幕漏液怎么办</text:p>
          </table:table-cell>
          <table:table-cell office:value-type="string" calcext:value-type="string">
            <text:p>电脑液晶屏幕漏液属于无法逆转的损坏, 为了防止液体流入主板, 对电脑造成更大的伤害, 你需要及时更换液晶屏幕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21:49:51.882574500</meta:creation-date>
    <dc:date>2025-04-24T21:55:03.971679901</dc:date>
    <meta:editing-duration>PT5M10S</meta:editing-duration>
    <meta:editing-cycles>6</meta:editing-cycles>
    <meta:generator>LibreOffice/24.8.6.2$Linux_X86_64 LibreOffice_project/d50be90c1d90f0f90a5235ffcbbafbbfa38a83c2</meta:generator>
    <meta:document-statistic meta:table-count="1" meta:cell-count="10" meta:object-count="0"/>
  </office:meta>
</office:document-meta>
</file>